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 fo:margin-right="-4.25p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 fo:margin-right="-4.25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 fo:margin-right="-4.25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/* Number 3 */</text:span></text:p>
      <text:p text:style-name="P1"><text:span text:style-name="T1"/></text:p>
      <text:p text:style-name="P1"><text:span text:style-name="T1">/*Create jbmanager table with id bonus attribute*/</text:span></text:p>
      <text:p text:style-name="P1"><text:span text:style-name="T1">CREATE TABLE jbmanager (id int, bonus int DEFAULT 0, CONSTRAINT pk_manager PRIMARY KEY (id));</text:span></text:p>
      <text:p text:style-name="P1"><text:span text:style-name="T1"/></text:p>
      <text:p text:style-name="P1"><text:span text:style-name="T1">/*Establish connection between jbmanager and jbemployee*/</text:span></text:p>
      <text:p text:style-name="P1"><text:span text:style-name="T1">ALTER TABLE jbmanager ADD CONSTRAINT fk_manager_employee FOREIGN KEY (id) REFERENCES jbemployee(id);</text:span></text:p>
      <text:p text:style-name="P1"><text:span text:style-name="T1"/></text:p>
      <text:p text:style-name="P1"><text:span text:style-name="T1">/*Migrate the manager in employee into jbmanager*/</text:span></text:p>
      <text:p text:style-name="P1"><text:span text:style-name="T1">INSERT INTO jbmanager (id) SELECT id FROM jbemployee WHERE id IN (SELECT manager FROM jbdept) UNION SELECT id FROM jbemployee WHERE id IN (SELECT manager FROM jbemployee);</text:span></text:p>
      <text:p text:style-name="P1"><text:span text:style-name="T1"/></text:p>
      <text:p text:style-name="P1"><text:span text:style-name="T1">/*Set the foreign key on jbmanager*/</text:span></text:p>
      <text:p text:style-name="P2"><text:span text:style-name="T1">ALTER TABLE jbemployee ADD CONSTRAINT fk_manager FOREIGN KEY (manager) REFERENCES jbmanager(id);</text:span></text:p>
      <text:p text:style-name="P3"><text:span text:style-name="T1"/></text:p>
      <text:p text:style-name="P3"><text:span text:style-name="T1">/*Drop jbdept foreign key if any*/</text:span><text:span text:style-name="T2"/></text:p>
      <text:p text:style-name="P4"><text:span text:style-name="T3">ALTER TABLE jbdept DROP FOREIGN KEY fk_dept_mgr;</text:span><text:span text:style-name="T4"/></text:p>
      <text:p text:style-name="P5"><text:span text:style-name="T5"/></text:p>
      <text:p text:style-name="P5"><text:span text:style-name="T5">/*Set the foreign key on jbdept*/</text:span><text:span text:style-name="T6"/></text:p>
      <text:p text:style-name="P6"><text:span text:style-name="T7">ALTER TABLE jbdept ADD CONSTRAINT fk_dept_mgr FOREIGN KEY (manager) REFERENCES jbmanager(id);</text:span></text:p>
      <text:p text:style-name="P7"><text:span text:style-name="T8"/></text:p>
      <text:p text:style-name="P7"><text:span text:style-name="T8">/*We need to initialize bonus attribute to a value, if initial value was not added, we do not know where to start and continue the counting*/</text:span></text:p>
      <text:p text:style-name="P7"><text:span text:style-name="T8"/></text:p>
      <text:p text:style-name="P7"><text:span text:style-name="T8"/></text:p>
      <text:p text:style-name="P7"><text:span text:style-name="T9">/* Number 4 */</text:span></text:p>
      <text:p text:style-name="P7"><text:span text:style-name="T9"/></text:p>
      <text:p text:style-name="P7"><text:span text:style-name="T9">/*Update the bonus of managers*/</text:span></text:p>
      <text:p text:style-name="P8"><text:span text:style-name="T9">UPDATE jbmanager SET bonus = bonus+10000 WHERE id IN (SELECT manager FROM jbdept);</text:span></text:p>
      <text:p text:style-name="P9"><text:span text:style-name="T10"/></text:p>
      <text:p text:style-name="P9"><text:span text:style-name="T10"/></text:p>
      <text:p text:style-name="P9"><text:span text:style-name="T11">/* Number 5 */</text:span></text:p>
      <text:p text:style-name="P9"><text:span text:style-name="T11"/></text:p>
      <text:p text:style-name="P9"><text:span text:style-name="T11">/*Inialize customer table*/</text:span></text:p>
      <text:p text:style-name="P10"><text:span text:style-name="T11">CREATE TABLE jbcustomer (id int, name varchar(20), address varchar(20), city int, CONSTRAINT pk_customer PRIMARY KEY (id));</text:span></text:p>
      <text:p text:style-name="P11"><text:span text:style-name="T12"/></text:p>
      <text:p text:style-name="P11"><text:span text:style-name="T13">/*Inialize account table*/</text:span><text:span text:style-name="T14"/></text:p>
      <text:p text:style-name="P12"><text:span text:style-name="T15">CREATE TABLE jbaccount (id int, balance double, owner int, CONSTRAINT pk_account PRIMARY KEY(id));</text:span></text:p>
      <text:p text:style-name="P12"><text:span text:style-name="T15"/></text:p>
      <text:p text:style-name="P13"><text:span text:style-name="T15">/*Inialize transaction table*/</text:span></text:p>
      <text:p text:style-name="P14"><text:span text:style-name="T15">CREATE TABLE jbtransaction (id int, amount double, sdate timestamp DEFAULT CURRENT_TIMESTAMP, employee int, account<text:s text:c="2"/>int, CONSTRAINT pk_transaction PRIMARY KEY(id));</text:span></text:p>
      <text:p text:style-name="P14"><text:span text:style-name="T16"/></text:p>
      <text:p text:style-name="P15"><text:span text:style-name="T17">/*Inialize deposit table*/</text:span><text:span text:style-name="T18"/></text:p>
      <text:p text:style-name="P15"><text:span text:style-name="T19">CREATE TABLE jbdeposit (id int, constraint pk_deposit PRIMARY KEY(id));</text:span></text:p>
      <text:p text:style-name="P16"><text:span text:style-name="T19">ALTER TABLE jbdeposit ADD CONSTRAINT fk_deposit_transaction FOREIGN KEY (id) REFERENCES jbtransaction(id);</text:span></text:p>
      <text:p text:style-name="P17"><text:span text:style-name="T20"/></text:p>
      <text:p text:style-name="P17"><text:span text:style-name="T21">/*Inialize withdrawal table*/</text:span><text:span text:style-name="T22"/></text:p>
      <text:p text:style-name="P18"><text:span text:style-name="T23">CREATE TABLE jbwithdrawal (id int, CONSTRAINT pk_deposit PRIMARY KEY(id));</text:span><text:span text:style-name="T24"/></text:p>
      <text:p text:style-name="P18"><text:span text:style-name="T25">ALTER TABLE jbwithdrawal ADD CONSTRAINT fk_withdrawal_transaction FOREIGN KEY (id) REFERENCES jbtransaction(id);</text:span></text:p>
      <text:p text:style-name="P18"><text:span text:style-name="T25"/></text:p>
      <text:p text:style-name="P18"><text:span text:style-name="T25">/*Drop foreign key of jbdebit and jbsale*/</text:span></text:p>
      <text:p text:style-name="P18"><text:span text:style-name="T25">ALTER TABLE jbdebit DROP FOREIGN KEY fk_debit_employee;</text:span></text:p>
      <text:p text:style-name="P18"><text:span text:style-name="T25">ALTER TABLE jbsale DROP FOREIGN KEY fk_sale_debit;</text:span></text:p>
      <text:p text:style-name="P19"><text:span text:style-name="T26"/></text:p>
      <text:p text:style-name="P19"><text:span text:style-name="T27">/*Drop jbdebit*/</text:span><text:span text:style-name="T28"/></text:p>
      <text:p text:style-name="P20"><text:span text:style-name="T29">DROP TABLE jbdebit;</text:span></text:p>
      <text:p text:style-name="P20"><text:span text:style-name="T29"/></text:p>
      <text:p text:style-name="P20"><text:span text:style-name="T29">/*Recreate debit table*/</text:span></text:p>
      <text:p text:style-name="P20"><text:span text:style-name="T29">CREATE TABLE jbdebit (id int, constraint pk_deposit primary key (id));</text:span></text:p>
      <text:p text:style-name="P21"><text:span text:style-name="T29">ALTER TABLE jbdebit ADD CONSTRAINT fk_debit_transaction FOREIGN KEY (id) REFERENCES jbtransaction(id);</text:span></text:p>
      <text:p text:style-name="P21"><text:span text:style-name="T29"/></text:p>
      <text:p text:style-name="P21"><text:span text:style-name="T29">/*Clear jbsale table*/</text:span></text:p>
      <text:p text:style-name="P21"><text:span text:style-name="T29">DELETE from jbsale;</text:span></text:p>
      <text:p text:style-name="P21"><text:span text:style-name="T29"/></text:p>
      <text:p text:style-name="P21"><text:span text:style-name="T29">/*Assign all the neccessary foreign keys*/</text:span></text:p>
      <text:p text:style-name="P21"><text:span text:style-name="T29">ALTER TABLE jbsale ADD CONSTRAINT fk_sale_debit FOREIGN KEY (debit) REFERENCES jbdebit(id);</text:span></text:p>
      <text:p text:style-name="P21"><text:span text:style-name="T29"/></text:p>
      <text:p text:style-name="P22"><text:span text:style-name="T29">ALTER TABLE jbtransaction ADD CONSTRAINT fk_transaction_employee FOREIGN KEY (employee) REFERENCES jbemployee(id);</text:span></text:p>
      <text:p text:style-name="P22"><text:span text:style-name="T29"/></text:p>
      <text:p text:style-name="P22"><text:span text:style-name="T29">ALTER TABLE jbtransaction ADD CONSTRAINT fk_transaction_account FOREIGN KEY (account) REFERENCES jbaccount(id);</text:span></text:p>
      <text:p text:style-name="P22"><text:span text:style-name="T29"/></text:p>
      <text:p text:style-name="P22"><text:span text:style-name="T29">ALTER TABLE jbaccount ADD CONSTRAINT fk_account_customer FOREIGN KEY (owner) REFERENCES jbcustomer(id);</text:span></text:p>
      <text:p text:style-name="P22"><text:span text:style-name="T29"/></text:p>
      <text:p text:style-name="P22"><text:span text:style-name="T29">ALTER TABLE jbcustomer ADD CONSTRAINT fk_customer_city FOREIGN KEY (city) REFERENCES jbcity(id);</text:span></text:p>
      <text:p text:style-name="P23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